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6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амогенерирующийся блок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3.491cm" svg:height="1.769cm" draw:z-index="1"><draw:image xlink:href="../images/3076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2">&lt;</text:span><text:span text:style-name="T1">справка в разработке</text:span><text:span text:style-name="T2">&gt;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амогенерирующийся блок</dc:title>
    <dc:date>2014-12-09T16:30:44.25</dc:date>
    <meta:generator>OpenOffice/4.1.1$Win32 OpenOffice.org_project/411m6$Build-9775</meta:generator>
    <meta:editing-duration>PT4H6M3S</meta:editing-duration>
    <meta:editing-cycles>90</meta:editing-cycles>
    <meta:document-statistic meta:table-count="1" meta:image-count="2" meta:object-count="0" meta:page-count="1" meta:paragraph-count="6" meta:word-count="9" meta:character-count="64"/>
  </office:meta>
</office:document-meta>
</file>